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6b8" officeooo:paragraph-rsid="0012e6b8"/>
    </style:style>
    <style:style style:name="P2" style:family="paragraph" style:parent-style-name="Standard">
      <style:text-properties officeooo:paragraph-rsid="0012e6b8"/>
    </style:style>
    <style:style style:name="P3" style:family="paragraph" style:parent-style-name="Standard">
      <style:text-properties officeooo:rsid="001495db" officeooo:paragraph-rsid="001495db"/>
    </style:style>
    <style:style style:name="P4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2e6b8" officeooo:paragraph-rsid="0012e6b8"/>
    </style:style>
    <style:style style:name="P5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495db" officeooo:paragraph-rsid="001495db"/>
    </style:style>
    <style:style style:name="P6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67318" officeooo:paragraph-rsid="00167318"/>
    </style:style>
    <style:style style:name="T1" style:family="text">
      <style:text-properties officeooo:rsid="0012e6b8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2e6b8"/>
    </style:style>
    <style:style style:name="T4" style:family="text">
      <style:text-properties officeooo:rsid="00167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installation </text:p>
      <text:p text:style-name="P1"/>
      <text:p text:style-name="P2"><text:span text:style-name="T1">step 1 : </text:span><text:span text:style-name="T2">npm install -g @angular/cli</text:span><text:span text:style-name="T3"> this command is used to install angular</text:span></text:p>
      <text:p text:style-name="P4"/>
      <text:p text:style-name="P3"><text:span text:style-name="T3">s</text:span><text:span text:style-name="T2">tep <text:s/>2 : ng – version <text:s/>is used to check the <text:s/>version of angular</text:span></text:p>
      <text:p text:style-name="P5"/>
      <text:p text:style-name="P5">step 3 <text:s/>: ng new &lt;projectName&gt; is used to create new angular project in the editor</text:p>
      <text:p text:style-name="P5"/>
      <text:p text:style-name="P5">step 4 : <text:s/>routing (y/n) <text:s/>it ask for routing if we need routing give (y) if not give (n)</text:p>
      <text:p text:style-name="P5"/>
      <text:p text:style-name="P5">step 5 : cd &lt;projectName&gt; <text:s/>it used for the directory project</text:p>
      <text:p text:style-name="P5"/>
      <text:p text:style-name="P5">step 6 : code . <text:s/>- command is used to open the project in <text:s/>editor</text:p>
      <text:p text:style-name="P5"/>
      <text:p text:style-name="P5">To create new component in angular project</text:p>
      <text:p text:style-name="P5"/>
      <text:p text:style-name="P5">ng <text:s/>g <text:s/>c <text:s/>&lt;component name&gt; <text:s/>- <text:s/>to create a new component <text:s/>,g stands for global ,c stands for component</text:p>
      <text:p text:style-name="P5"/>
      <text:p text:style-name="P5">To create new module in angular project</text:p>
      <text:p text:style-name="P5"/>
      <text:p text:style-name="P5">ng <text:s/>g <text:s/>m <text:s/>&lt;module name&gt; - to create a new module , g stands for global , m stands for module</text:p>
      <text:p text:style-name="P5"/>
      <text:p text:style-name="P5"><text:s/><text:span text:style-name="T4">working of angular</text:span></text:p>
      <text:p text:style-name="P5"/>
      <text:p text:style-name="P6">step 1: start angular npm start or ng start</text:p>
      <text:p text:style-name="P6"/>
      <text:p text:style-name="P6">step 2 :to run the project <text:s/>- npm serve or ng serve</text:p>
      <text:p text:style-name="P6"/>
      <text:p text:style-name="P6">step 3 : open the localhost see the result of the projec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09:47:34.065523820</meta:creation-date>
    <dc:date>2022-04-13T10:09:48.376744787</dc:date>
    <meta:editing-duration>PT15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0" meta:character-count="900" meta:non-whitespace-character-count="713"/>
  </office:meta>
</office:document-meta>
</file>